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3-2014</text:span></text:span></text:p>
      <text:p text:style-name="P14">ACTA DE INICIO DE PROCEDIMIENTO</text:p>
      <text:p text:style-name="P15"/>
      <text:p text:style-name="P16"><text:span text:style-name="T17">Siendo las (hora),del día diez (10)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3-2014</text:span><text:span text:style-name="T18"> </text:span><text:span text:style-name="T17">para la adquisición de </text:span><text:span text:style-name="T19">- 100 SERVICIO DE LAVADO Y ENGRASE DE CHASIS
<text:line-break/>- 100 SERVICIO DE LAVADO Y PULITURA DE CARROCERÍA, ASPIRADO DE ALFOMBRA Y TAPICERÍA, ABRILLANTADOR DE CAUCHOS Y FRAGANCIA
<text:line-break/>- 100 SERVICIO DEL CAMBIO DE ACEITE Y FILTRO DEL MOTOR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 SERVICIO DE LAVADO Y ENGRASE DE CHASIS
<text:line-break/>- 100 SERVICIO DE LAVADO Y PULITURA DE CARROCERÍA, ASPIRADO DE ALFOMBRA Y TAPICERÍA, ABRILLANTADOR DE CAUCHOS Y FRAGANCIA
<text:line-break/>- 100 SERVICIO DEL CAMBIO DE ACEITE Y FILTRO DEL MOTOR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 SERVICIO DE LAVADO Y ENGRASE DE CHASIS
<text:line-break/>- 100 SERVICIO DE LAVADO Y PULITURA DE CARROCERÍA, ASPIRADO DE ALFOMBRA Y TAPICERÍA, ABRILLANTADOR DE CAUCHOS Y FRAGANCIA
<text:line-break/>- 100 SERVICIO DEL CAMBIO DE ACEITE Y FILTRO DEL MOTOR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